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46B000000FEE29A831B.tif"/>
  <manifest:file-entry manifest:media-type="image/tiff" manifest:full-path="Pictures/100000000000046900000102414E0093.tif"/>
  <manifest:file-entry manifest:media-type="image/tiff" manifest:full-path="Pictures/10000000000004690000010310EA4488.tif"/>
  <manifest:file-entry manifest:media-type="image/tiff" manifest:full-path="Pictures/100000000000046E00000102A5F6DC6C.tif"/>
  <manifest:file-entry manifest:media-type="image/tiff" manifest:full-path="Pictures/100000000000046900000101E59F8689.tif"/>
  <manifest:file-entry manifest:media-type="image/tiff" manifest:full-path="Pictures/100000000000046C000001038F658E63.tif"/>
  <manifest:file-entry manifest:media-type="image/tiff" manifest:full-path="Pictures/100000000000046B00000104B164DB14.tif"/>
  <manifest:file-entry manifest:media-type="image/tiff" manifest:full-path="Pictures/1000000000000469000000FCCAB79F6E.tif"/>
  <manifest:file-entry manifest:media-type="image/tiff" manifest:full-path="Pictures/100000000000047200000103777AF6BA.tif"/>
  <manifest:file-entry manifest:media-type="image/tiff" manifest:full-path="Pictures/100000000000046A000000FFC3036F4E.tif"/>
  <manifest:file-entry manifest:media-type="image/tiff" manifest:full-path="Pictures/100000000000046E000001062E768AFF.tif"/>
  <manifest:file-entry manifest:media-type="image/tiff" manifest:full-path="Pictures/1000000000000467000001035113004D.tif"/>
  <manifest:file-entry manifest:media-type="image/tiff" manifest:full-path="Pictures/10000000000004690000010286F5A9C0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21cm"/>
    </style:style>
    <style:style style:name="gr3" style:family="graphic" style:parent-style-name="standard">
      <style:graphic-properties draw:stroke="none" svg:stroke-color="#000000" draw:fill="none" draw:fill-color="#ffffff" fo:min-height="0.62cm"/>
    </style:style>
    <style:style style:name="gr4" style:family="graphic" style:parent-style-name="standard">
      <style:graphic-properties svg:stroke-width="0.051cm" svg:stroke-color="#ff0000" draw:marker-start-width="0.049cm" draw:marker-end="Arrow" draw:marker-end-width="0.305cm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442cm" svg:height="0cm" svg:x="16.158cm" svg:y="1.405cm" svg:viewBox="0 0 1443 0" draw:points="0,0 1443,0 1402,0">
          <text:p/>
        </draw:polyline>
        <draw:polyline draw:style-name="gr1" draw:text-style-name="P1" draw:layer="layout" svg:width="-0.001cm" svg:height="1.34cm" svg:x="16.884cm" svg:y="0.742cm" svg:viewBox="0 0 0 1341" draw:points="0,1341 0,0 0,38">
          <text:p/>
        </draw:polyline>
        <draw:frame draw:style-name="gr2" draw:layer="layout" svg:width="0.715cm" svg:height="0.962cm" svg:x="15.642cm" svg:y="0.58cm">
          <draw:text-box>
            <text:p>1</text:p>
          </draw:text-box>
        </draw:frame>
        <draw:frame draw:style-name="gr3" draw:layer="layout" svg:width="0.715cm" svg:height="0.962cm" svg:x="15.824cm" svg:y="-16.51cm">
          <draw:text-box>
            <text:p>4</text:p>
          </draw:text-box>
        </draw:frame>
        <draw:line draw:style-name="gr4" draw:text-style-name="P1" draw:layer="layout" svg:x1="18.88cm" svg:y1="1.588cm" svg:x2="18.87cm" svg:y2="0.753cm">
          <text:p/>
        </draw:line>
        <draw:frame draw:style-name="gr5" draw:layer="layout" svg:width="4.007cm" svg:height="1.114cm" svg:x="11.338cm" svg:y="1.222cm">
          <draw:text-box>
            <text:p><text:s text:c="3"/>0 degrees</text:p>
          </draw:text-box>
        </draw:frame>
        <draw:frame draw:style-name="gr3" draw:layer="layout" svg:width="0.715cm" svg:height="0.962cm" svg:x="8.366cm" svg:y="1.159cm">
          <draw:text-box>
            <text:p>4</text:p>
          </draw:text-box>
        </draw:frame>
        <draw:frame draw:style-name="gr2" draw:layer="layout" svg:width="2.276cm" svg:height="0.962cm" svg:x="5.264cm" svg:y="0.92cm">
          <draw:text-box>
            <text:p>Index</text:p>
          </draw:text-box>
        </draw:frame>
        <draw:frame draw:style-name="gr2" draw:layer="layout" svg:width="0.715cm" svg:height="0.962cm" svg:x="3.353cm" svg:y="1.082cm">
          <draw:text-box>
            <text:p>1</text:p>
          </draw:text-box>
        </draw:frame>
        <draw:frame draw:style-name="gr6" draw:text-style-name="P1" draw:layer="layout" svg:width="15.849cm" svg:height="2.15cm" svg:x="0.797cm" svg:y="2.403cm">
          <draw:image xlink:href="Pictures/100000000000046B00000104B164DB14.tif" xlink:type="simple" xlink:show="embed" xlink:actuate="onLoad">
            <text:p/>
          </draw:image>
        </draw:frame>
        <draw:frame draw:style-name="gr6" draw:text-style-name="P1" draw:layer="layout" svg:width="15.849cm" svg:height="2.129cm" svg:x="0.797cm" svg:y="4.531cm">
          <draw:image xlink:href="Pictures/100000000000047200000103777AF6BA.tif" xlink:type="simple" xlink:show="embed" xlink:actuate="onLoad">
            <text:p/>
          </draw:image>
        </draw:frame>
        <draw:frame draw:style-name="gr6" draw:text-style-name="P1" draw:layer="layout" svg:width="15.85cm" svg:height="2.127cm" svg:x="0.796cm" svg:y="6.668cm">
          <draw:image xlink:href="Pictures/100000000000046E00000102A5F6DC6C.tif" xlink:type="simple" xlink:show="embed" xlink:actuate="onLoad">
            <text:p/>
          </draw:image>
        </draw:frame>
        <draw:frame draw:style-name="gr6" draw:text-style-name="P1" draw:layer="layout" svg:width="15.851cm" svg:height="2.16cm" svg:x="0.813cm" svg:y="8.809cm">
          <draw:image xlink:href="Pictures/100000000000046E000001062E768AFF.tif" xlink:type="simple" xlink:show="embed" xlink:actuate="onLoad">
            <text:p/>
          </draw:image>
        </draw:frame>
        <draw:frame draw:style-name="gr6" draw:text-style-name="P1" draw:layer="layout" svg:width="15.85cm" svg:height="2.1cm" svg:x="0.831cm" svg:y="10.977cm">
          <draw:image xlink:href="Pictures/100000000000046B000000FEE29A831B.tif" xlink:type="simple" xlink:show="embed" xlink:actuate="onLoad">
            <text:p/>
          </draw:image>
        </draw:frame>
        <draw:frame draw:style-name="gr6" draw:text-style-name="P1" draw:layer="layout" svg:width="15.85cm" svg:height="2.137cm" svg:x="0.831cm" svg:y="13.094cm">
          <draw:image xlink:href="Pictures/10000000000004690000010286F5A9C0.tif" xlink:type="simple" xlink:show="embed" xlink:actuate="onLoad">
            <text:p/>
          </draw:image>
        </draw:frame>
        <draw:frame draw:style-name="gr6" draw:text-style-name="P1" draw:layer="layout" svg:width="15.85cm" svg:height="2.137cm" svg:x="0.863cm" svg:y="15.271cm">
          <draw:image xlink:href="Pictures/100000000000046900000102414E0093.tif" xlink:type="simple" xlink:show="embed" xlink:actuate="onLoad">
            <text:p/>
          </draw:image>
        </draw:frame>
        <draw:frame draw:style-name="gr6" draw:text-style-name="P1" draw:layer="layout" svg:width="15.821cm" svg:height="2.088cm" svg:x="0.863cm" svg:y="17.413cm">
          <draw:image xlink:href="Pictures/1000000000000469000000FCCAB79F6E.tif" xlink:type="simple" xlink:show="embed" xlink:actuate="onLoad">
            <text:p/>
          </draw:image>
        </draw:frame>
        <draw:frame draw:style-name="gr6" draw:text-style-name="P1" draw:layer="layout" svg:width="15.787cm" svg:height="2.134cm" svg:x="0.873cm" svg:y="19.484cm">
          <draw:image xlink:href="Pictures/1000000000000467000001035113004D.tif" xlink:type="simple" xlink:show="embed" xlink:actuate="onLoad">
            <text:p/>
          </draw:image>
        </draw:frame>
        <draw:frame draw:style-name="gr6" draw:text-style-name="P1" draw:layer="layout" svg:width="15.85cm" svg:height="2.11cm" svg:x="0.867cm" svg:y="21.66cm">
          <draw:image xlink:href="Pictures/100000000000046A000000FFC3036F4E.tif" xlink:type="simple" xlink:show="embed" xlink:actuate="onLoad">
            <text:p/>
          </draw:image>
        </draw:frame>
        <draw:frame draw:style-name="gr6" draw:text-style-name="P1" draw:layer="layout" svg:width="15.85cm" svg:height="2.145cm" svg:x="0.92cm" svg:y="23.792cm">
          <draw:image xlink:href="Pictures/10000000000004690000010310EA4488.tif" xlink:type="simple" xlink:show="embed" xlink:actuate="onLoad">
            <text:p/>
          </draw:image>
        </draw:frame>
        <draw:frame draw:style-name="gr6" draw:text-style-name="P1" draw:layer="layout" svg:width="15.85cm" svg:height="2.129cm" svg:x="0.92cm" svg:y="25.922cm">
          <draw:image xlink:href="Pictures/100000000000046900000101E59F8689.tif" xlink:type="simple" xlink:show="embed" xlink:actuate="onLoad">
            <text:p/>
          </draw:image>
        </draw:frame>
        <draw:frame draw:style-name="gr6" draw:text-style-name="P1" draw:layer="layout" svg:width="15.849cm" svg:height="2.139cm" svg:x="0.965cm" svg:y="28.065cm">
          <draw:image xlink:href="Pictures/100000000000046C000001038F658E63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m Kaminski</meta:initial-creator>
    <meta:creation-date>2015-04-22T11:06:47</meta:creation-date>
    <dc:date>2015-05-03T18:45:25</dc:date>
    <dc:creator>Tom Kaminski</dc:creator>
    <meta:editing-duration>PT2M18S</meta:editing-duration>
    <meta:editing-cycles>2</meta:editing-cycles>
    <meta:generator>OpenOffice.org/3.3$Unix OpenOffice.org_project/330m20$Build-9567</meta:generator>
    <meta:document-statistic meta:object-count="22"/>
  </office:meta>
</office:document-meta>
</file>